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88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6.498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ño</text:p>
          </table:table-cell>
          <table:table-cell office:value-type="string">
            <text:p>Periodo</text:p>
          </table:table-cell>
          <table:table-cell office:value-type="string">
            <text:p>Parámetro</text:p>
          </table:table-cell>
          <table:table-cell office:value-type="string">
            <text:p>Pacientes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Ansiedad</text:p>
          </table:table-cell>
          <table:table-cell office:value-type="float" office:value="75.46">
            <text:p>75,46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Bajo estado de ánimo</text:p>
          </table:table-cell>
          <table:table-cell office:value-type="float" office:value="86.21">
            <text:p>86,2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Cansancio/astenia</text:p>
          </table:table-cell>
          <table:table-cell office:value-type="float" office:value="95.91">
            <text:p>95,9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iarrea</text:p>
          </table:table-cell>
          <table:table-cell office:value-type="float" office:value="70.83">
            <text:p>70,8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 de espalda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 en el cuello, en las cervicales</text:p>
          </table:table-cell>
          <table:table-cell office:value-type="float" office:value="71.32">
            <text:p>71,3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 torácico</text:p>
          </table:table-cell>
          <table:table-cell office:value-type="float" office:value="70.12">
            <text:p>70,1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es articulares</text:p>
          </table:table-cell>
          <table:table-cell office:value-type="float" office:value="79.06">
            <text:p>79,06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es de cabeza</text:p>
          </table:table-cell>
          <table:table-cell office:value-type="float" office:value="86.53">
            <text:p>86,5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Dolores musculares</text:p>
          </table:table-cell>
          <table:table-cell office:value-type="float" office:value="82.77">
            <text:p>82,7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Fallos de memoria</text:p>
          </table:table-cell>
          <table:table-cell office:value-type="float" office:value="72.63">
            <text:p>72,6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Falta de aire (disnea)</text:p>
          </table:table-cell>
          <table:table-cell office:value-type="float" office:value="79.28">
            <text:p>79,28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Falta de concentración/déficit atención</text:p>
          </table:table-cell>
          <table:table-cell office:value-type="float" office:value="78.24">
            <text:p>78,24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Febrícula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Hormigueos en las extremidades</text:p>
          </table:table-cell>
          <table:table-cell office:value-type="float" office:value="67.28">
            <text:p>67,28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Malestar general</text:p>
          </table:table-cell>
          <table:table-cell office:value-type="float" office:value="95.47">
            <text:p>95,4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Mareos</text:p>
          </table:table-cell>
          <table:table-cell office:value-type="float" office:value="69.36">
            <text:p>69,36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Palpitaciones</text:p>
          </table:table-cell>
          <table:table-cell office:value-type="float" office:value="69.85">
            <text:p>69,85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Presión en el pecho</text:p>
          </table:table-cell>
          <table:table-cell office:value-type="float" office:value="76.83">
            <text:p>76,8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ño</text:p>
          </table:table-cell>
          <table:table-cell office:value-type="string">
            <text:p>Tos</text:p>
          </table:table-cell>
          <table:table-cell office:value-type="float" office:value="74.33">
            <text:p>74,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Métrica:"Pacientes"</text:p>
          </table:table-cell>
          <table:table-cell table:number-columns-repeated="3"/>
        </table:table-row>
        <table:table-row table:style-name="ro1">
          <table:table-cell office:value-type="string">
            <text:p>Fuente:"SEMP"</text:p>
          </table:table-cell>
          <table:table-cell table:number-columns-repeated="3"/>
        </table:table-row>
        <table:table-row table:style-name="ro1">
          <table:table-cell office:value-type="string">
            <text:p>Clasificación:""</text:p>
          </table:table-cell>
          <table:table-cell table:number-columns-repeated="3"/>
        </table:table-row>
        <table:table-row table:style-name="ro1">
          <table:table-cell office:value-type="string">
            <text:p>Unidad:"%"</text:p>
          </table:table-cell>
          <table:table-cell table:number-columns-repeated="3"/>
        </table:table-row>
        <table:table-row table:style-name="ro1">
          <table:table-cell office:value-type="string">
            <text:p>Escala:"Unidades"</text:p>
          </table:table-cell>
          <table:table-cell table:number-columns-repeated="3"/>
        </table:table-row>
        <table:table-row table:style-name="ro1">
          <table:table-cell office:value-type="string">
            <text:p>EscalaFactorPotencia10:"0"</text:p>
          </table:table-cell>
          <table:table-cell table:number-columns-repeated="3"/>
        </table:table-row>
        <table:table-row table:style-name="ro1">
          <table:table-cell office:value-type="string">
            <text:p>SonDatosNumericos:"True"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Url:"https://www.epdata.es/sintomas-mas-frecuentes-pacientes-afectados-covid-persistente/4a62a91b-a159-4ba2-b6ac-6d58313e47bd"</text:p>
          </table:table-cell>
          <table:table-cell table:number-columns-repeated="3"/>
        </table:table-row>
        <table:table-row table:style-name="ro1">
          <table:table-cell office:value-type="string">
            <text:p>Titulo:"Síntomas más frecuentes en los pacientes afectados por COVID persistente"</text:p>
          </table:table-cell>
          <table:table-cell table:number-columns-repeated="3"/>
        </table:table-row>
        <table:table-row table:style-name="ro1">
          <table:table-cell office:value-type="string">
            <text:p>Subtitulo:"Según una encuesta entre 13/07/2020 y 14/10/2020"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01/03/2021</text:date>, <text:time>13:2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4" meta:object-count="0"/>
    <meta:generator>OpenOffice/4.1.6$Win32 OpenOffice.org_project/416m1$Build-9790</meta:generator>
  </office:meta>
</office:document-meta>
</file>